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 Olisar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m Hex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alex Hub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ville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ski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Corp Mining Area 15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son Mining Outpost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kins Research Outpost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mptown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dre Ore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Corp Mining Area 14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vest Hydroponics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ubin Mining Facility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ra Mills HydroFarm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&amp;R CRU-L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1-19T20:01:43.089000000</dc:date>
    <meta:editing-duration>PT32M8S</meta:editing-duration>
    <meta:editing-cycles>2</meta:editing-cycles>
    <meta:generator>LibreOffice/6.0.5.2$Windows_X86_64 LibreOffice_project/54c8cbb85f300ac59db32fe8a675ff7683cd5a16</meta:generator>
    <meta:document-statistic meta:table-count="1" meta:cell-count="83" meta:object-count="0"/>
  </office:meta>
</office:document-meta>
</file>